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247.75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23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start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72bf44" style:text-align-source="fix" style:repeat-content="false" fo:border-left="none" fo:border-right="0.99pt groove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51" style:family="table-cell" style:parent-style-name="Default">
      <style:table-cell-properties fo:border-bottom="none" fo:border-left="none" fo:border-right="0.99pt groove #000000" fo:border-top="none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53" style:family="table-cell" style:parent-style-name="Default">
      <style:table-cell-properties fo:border-bottom="0.99pt groove #000000" fo:border-left="none" fo:border-right="none" fo:border-top="none"/>
    </style:style>
    <style:style style:name="ce56" style:family="table-cell" style:parent-style-name="Default">
      <style:table-cell-properties fo:border-bottom="none" fo:border-left="0.99pt ridge #000000" fo:border-right="none" fo:border-top="none"/>
    </style:style>
    <style:style style:name="ce57" style:family="table-cell" style:parent-style-name="Default">
      <style:table-cell-properties fo:border-bottom="none" fo:border-left="0.99pt ridge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order-left="0.99pt ridge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99pt ridge #000000" fo:border-right="none" fo:border-top="0.99pt ridge #000000"/>
    </style:style>
    <style:style style:name="ce60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ridge #000000" fo:border-left="0.99pt ridg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5"/>
        <table:table-column table:style-name="co4" table:default-cell-style-name="ce56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 calcext:value-type="string">
            <text:p>Steps performed</text:p>
          </table:table-cell>
          <table:table-cell table:style-name="ce46"/>
          <table:table-cell table:style-name="ce57" office:value-type="string" calcext:value-type="string">
            <text:p>Info</text:p>
          </table:table-cell>
          <table:table-cell table:number-columns-repeated="1020"/>
        </table:table-row>
        <table:table-row table:style-name="ro3" table:number-rows-repeated="2">
          <table:table-cell table:style-name="ce1"/>
          <table:table-cell table:style-name="ce10"/>
          <table:table-cell table:style-name="ce46"/>
          <table:table-cell table:style-name="ce58"/>
          <table:table-cell table:number-columns-repeated="1020"/>
        </table:table-row>
        <table:table-row table:style-name="ro4">
          <table:table-cell table:style-name="ce2"/>
          <table:table-cell table:style-name="ce11"/>
          <table:table-cell table:style-name="ce47"/>
          <table:table-cell table:style-name="ce25"/>
          <table:table-cell table:style-name="ce19" table:number-columns-repeated="1018"/>
          <table:table-cell table:number-columns-repeated="2"/>
        </table:table-row>
        <table:table-row table:style-name="ro4">
          <table:table-cell table:style-name="ce1"/>
          <table:table-cell table:style-name="ce12" office:value-type="string" calcext:value-type="string">
            <text:p>Preparation of height levels</text:p>
          </table:table-cell>
          <table:table-cell table:style-name="ce4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DEM 1969</text:p>
          </table:table-cell>
          <table:table-cell table:style-name="ce30" office:value-type="string" calcext:value-type="string">
            <text:p>DEM 1998</text:p>
          </table:table-cell>
          <table:table-cell table:style-name="ce49" office:value-type="string" calcext:value-type="string">
            <text:p>DEM 2012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with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8" office:value-type="string" calcext:value-type="string">
            <text:p>25m height levels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and shape of pasterze of year 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0" office:value-type="float" office:value="1998" calcext:value-type="float">
            <text:p>1998</text:p>
          </table:table-cell>
          <table:table-cell table:style-name="ce30" office:value-type="float" office:value="2012" calcext:value-type="float">
            <text:p>2012</text:p>
          </table:table-cell>
          <table:table-cell table:style-name="ce55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to height level polygons</text:p>
          </table:table-cell>
          <table:table-cell/>
          <table:table-cell office:value-type="string" calcext:value-type="string">
            <text:p>Each height level has lower and upper border, as well as mean height extracted from DEM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33" table:number-columns-repeated="3"/>
          <table:table-cell table:style-name="ce60" table:number-columns-repeated="1019"/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Daily radiation grid clip with each height level</text:p>
          </table:table-cell>
          <table:table-cell/>
          <table:table-cell office:value-type="string" calcext:value-type="string">
            <text:p>mean radiation extracted, resolution of radiation grids is increased to 5 meters first, so that small areas still can calculate a mean radiation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1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>
            <text:p>Reading 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reading in PAS_10min.csv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.10.2016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30.9.2019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taking measurements if flag is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unsure/correct/doubts</text:p>
          </table:table-cell>
          <table:table-cell table:style-name="ce30" office:value-type="string" calcext:value-type="string">
            <text:p>correct</text:p>
          </table:table-cell>
          <table:table-cell table:style-name="ce54" office:value-type="string" calcext:value-type="string">
            <text:p>all allowed</text:p>
          </table:table-cell>
          <table:table-cell office:value-type="string" calcext:value-type="string">
            <text:p>SWI measurements with flag uncorrect are set to 0 if swi &lt; 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orrecting natural snow measu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 snow height to 0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Jun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ll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eptemb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is low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0 cm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6"/>
          <table:table-cell table:style-name="ce16"/>
          <table:table-cell table:style-name="ce53"/>
          <table:table-cell table:style-name="ce6"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from one measure to the other is bigg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cm per minut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take last measurement as new valu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umming single measur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ily</text:p>
          </table:table-cell>
          <table:table-cell table:style-name="ce30" office:value-type="string" calcext:value-type="string">
            <text:p>weekly</text:p>
          </table:table-cell>
          <table:table-cell table:style-name="ce54" office:value-type="string" calcext:value-type="string">
            <text:p>oth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meteorological values</text:p>
            <text:p>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d height of level i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Mean height extracted from DEM</text:p>
          </table:table-cell>
          <table:table-cell table:style-name="ce54" office:value-type="string" calcext:value-type="string">
            <text:p>Mean of upper and lower bord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0.65°C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s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12 hPa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natural snowing 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aling measured snow height delta wi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ant percentage for height difference</text:p>
          </table:table-cell>
          <table:table-cell table:style-name="ce8" office:value-type="string" calcext:value-type="string">
            <text:p>Linear approach of Leidinger D.</text:p>
          </table:table-cell>
          <table:table-cell office:value-type="string" calcext:value-type="string">
            <text:p>Quadratic approach of Leidinger D.</text:p>
          </table:table-cell>
          <table:table-cell office:value-type="string" calcext:value-type="string">
            <text:p>Values of winter season at south are take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rtificial snow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ificial snowing done when </text:p>
          </table:table-cell>
          <table:table-cell/>
          <table:table-cell office:value-type="string" calcext:value-type="string">
            <text:p>Each height level has its own daily snowing amou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perfect” amount for having zero loss and zero gain in glacier mass is detected automatically in an iterative procec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ily mean tempera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be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°C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SWI radiation in respect </text:p>
            <text:p>To radiation gr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ake measured radiation at station as reference and scale</text:p>
            <text:p>Mean radiation of height level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d swi / theoretic radiation at stat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albe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rding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" office:value-type="string" calcext:value-type="string">
            <text:p>J. Oerlemans, W. H . KNAP: A 1 year  record of </text:p>
            <text:p>Global radiation and  albedo in the ablation zone of </text:p>
            <text:p>Morteratschgletscher, Switzerland  </text:p>
            <text:p>→ equation 4 </text:p>
          </table:table-cell>
          <table:table-cell table:style-name="ce54" office:value-type="string" calcext:value-type="string">
            <text:p>fixed albedo when snow lays</text:p>
          </table:table-cell>
          <table:table-cell office:value-type="string" calcext:value-type="string">
            <text:p>The ratio of natural and artificial snow does not matter her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alculating Energy bala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ke described in bachelor thesis with now variable roughness paramet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there is still snow, roughness parameter z_0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1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for only ice left it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3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Reducing Snow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w height is converted to snow water equivalent by natural snow with factor</text:p>
          </table:table-cell>
          <table:table-cell/>
          <table:table-cell office:value-type="string" calcext:value-type="string">
            <text:p>Snow height is not real here, changing that to just water equivalent l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now height would be true here if no setting of snow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artificial snow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0.523" calcext:value-type="float">
            <text:p>0.5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ergy Balance is converted into mel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then melt rate is converted into actual melt water per square me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ow water equivalent is then reduced by that melt water and snow height o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tural and artificial snow is then scaled by that fac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Finding mass balance 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ach height level artificial amount of snowing needed is find iterativel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meeting the termination condition the artificial snowing amount per day has to be accurate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.1 mm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Mass balance 0 means, that snow is laying for 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he whole time spawn looked at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As with 1. October, the beginning of the meteorological year, snowing is not </text:p>
          </table:table-cell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immediately possible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october, november, december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are ignored when checking, if snow is laying constantly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4"/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8:39:15.730922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8:30:51.286440826</meta:creation-date>
    <dc:date>2020-07-05T18:47:42.936043736</dc:date>
    <meta:editing-duration>PT13H11M56S</meta:editing-duration>
    <meta:editing-cycles>11</meta:editing-cycles>
    <meta:generator>LibreOffice/6.0.7.3$Linux_X86_64 LibreOffice_project/00m0$Build-3</meta:generator>
    <meta:document-statistic meta:table-count="1" meta:cell-count="98" meta:object-count="0"/>
  </office:meta>
</office:document-meta>
</file>